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SCheckin.buildCmdLi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OSCheckin.setComment( String com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Checkin.setRecursive( boolean recurs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SCheckin.set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